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oogle Sans" fo:font-size="12pt" style:font-name-asian="Google Sans1" style:font-size-asian="12pt" style:font-name-complex="Google Sans1" style:font-size-complex="12pt"/>
    </style:style>
    <style:style style:name="P2" style:family="paragraph" style:parent-style-name="Standard" style:list-style-name="WWNum1">
      <style:paragraph-properties fo:margin-left="0.5in" fo:margin-right="0in" fo:text-indent="-0.25in" style:auto-text-indent="false"/>
      <style:text-properties style:font-name="Google Sans" fo:font-size="12pt" style:font-name-asian="Google Sans1" style:font-size-asian="12pt" style:font-name-complex="Google Sans1" style:font-size-complex="12pt"/>
    </style:style>
    <style:style style:name="P3" style:family="paragraph" style:parent-style-name="Standard" style:list-style-name="WWNum2">
      <style:paragraph-properties fo:margin-left="0.5in" fo:margin-right="0in" fo:text-indent="-0.25in" style:auto-text-indent="false"/>
      <style:text-properties style:font-name="Google Sans" fo:font-size="12pt" style:font-name-asian="Google Sans1" style:font-size-asian="12pt" style:font-name-complex="Google Sans1" style:font-size-complex="12pt"/>
    </style:style>
    <style:style style:name="P4" style:family="paragraph" style:parent-style-name="Title" style:master-page-name="Standard">
      <style:paragraph-properties fo:text-align="center" style:justify-single-word="false" style:page-number="1"/>
      <style:text-properties fo:color="#3c78d8" style:font-name="Google Sans" fo:font-weight="bold" style:font-name-asian="Google Sans1" style:font-weight-asian="bold" style:font-name-complex="Google Sans1"/>
    </style:style>
    <style:style style:name="P5" style:family="paragraph">
      <loext:graphic-properties draw:fill="none"/>
      <style:paragraph-properties fo:text-align="start"/>
      <style:text-properties fo:font-size="18pt"/>
    </style:style>
    <style:style style:name="T1" style:family="text">
      <style:text-properties style:font-name="Google Sans" fo:font-size="12pt" fo:font-weight="bold" style:font-name-asian="Google Sans1" style:font-size-asian="12pt" style:font-weight-asian="bold" style:font-name-complex="Google Sans1" style:font-size-complex="12pt"/>
    </style:style>
    <style:style style:name="T2" style:family="text">
      <style:text-properties style:font-name="Google Sans" fo:font-size="12pt" style:font-name-asian="Google Sans1" style:font-size-asian="12pt" style:font-name-complex="Google Sans1" style:font-size-complex="12pt"/>
    </style:style>
    <style:style style:name="T3" style:family="text">
      <style:text-properties style:font-name="Google Sans" fo:font-size="12pt" fo:font-style="italic" style:font-name-asian="Google Sans1" style:font-size-asian="12pt" style:font-style-asian="italic" style:font-name-complex="Google Sans1" style:font-size-complex="12pt"/>
    </style:style>
    <style:style style:name="T4" style:family="text">
      <style:text-properties fo:color="#434343" style:font-name="Google Sans" fo:font-size="12pt" fo:font-weight="bold" style:font-name-asian="Google Sans1" style:font-size-asian="12pt" style:font-weight-asian="bold" style:font-name-complex="Google Sans1" style:font-size-complex="12pt"/>
    </style:style>
    <style:style style:name="T5" style:family="text">
      <style:text-properties fo:color="#434343" style:font-name="Google Sans" fo:font-size="12pt" style:font-name-asian="Google Sans1" style:font-size-asian="12pt" style:font-name-complex="Google Sans1" style:font-size-complex="12pt"/>
    </style:style>
    <style:style style:name="T6" style:family="text">
      <style:text-properties fo:color="#434343" style:font-name="Google Sans" fo:font-size="12pt" fo:font-style="italic" style:font-name-asian="Google Sans1" style:font-size-asian="12pt" style:font-style-asian="italic" style:font-name-complex="Google Sans1" style:font-size-complex="12pt"/>
    </style:style>
    <style:style style:name="T7" style:family="text">
      <style:text-properties fo:color="#1155cc" style:font-name="Google Sans" fo:font-size="12pt" fo:font-style="italic" style:text-underline-style="solid" style:text-underline-width="auto" style:text-underline-color="font-color" style:font-name-asian="Google Sans1" style:font-size-asian="12pt" style:font-style-asian="italic" style:font-name-complex="Google Sans1" style:font-size-complex="12pt"/>
    </style:style>
    <style:style style:name="gr1" style:family="graphic">
      <style:graphic-properties draw:stroke="solid" svg:stroke-width="0.0209in" svg:stroke-color="#cc0000" draw:stroke-linejoin="round" draw:fill="none" draw:textarea-vertical-align="top" draw:auto-grow-height="false" fo:min-height="0in" fo:min-width="6.3028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209in" svg:stroke-color="#ffff00" draw:stroke-linejoin="round" draw:fill="none" draw:textarea-vertical-align="top" draw:auto-grow-height="false" fo:min-height="0in" fo:min-width="6.3028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209in" svg:stroke-color="#00ff00" draw:stroke-linejoin="round" draw:fill="none" draw:textarea-vertical-align="top" draw:auto-grow-height="false" fo:min-height="0in" fo:min-width="6.3028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_kuduxtw0qwid"/>Botium Toys: Audit scope and goals </text:p>
      <text:p text:style-name="Standard"><draw:custom-shape text:anchor-type="as-char" draw:z-index="0" draw:style-name="gr1" draw:text-style-name="P5" svg:width="6.5004in" svg:height="0.0142in"><text:p/><draw:enhanced-geometry draw:mirror-horizontal="false" draw:mirror-vertical="false" svg:viewBox="0 0 21600 21600" draw:type="mso-spt32" draw:enhanced-path="M 0 0 L 21600 21600 N"/></draw:custom-shape></text:p>
      <text:p text:style-name="P1"/>
      <text:p text:style-name="Subtitle"><text:bookmark text:name="_4q1j0hy1hegf"/><text:span text:style-name="T4">Summary:</text:span><text:span text:style-name="T5"> Perform an audit of Botium Toys’ cybersecurity program. The audit needs to align current business practices with industry standards and best practices. The audit is meant to provide mitigation recommendations for vulnerabilities found that are classified as “high risk,” and present an overall strategy for improving the security posture of the organization. The audit team needs to document their findings, provide remediation plans and efforts, and communicate with stakeholders.</text:span></text:p>
      <text:p text:style-name="Standard"><draw:custom-shape text:anchor-type="as-char" draw:z-index="1" draw:style-name="gr2" draw:text-style-name="P5" svg:width="6.5004in" svg:height="0.0157in"><text:p/><draw:enhanced-geometry draw:mirror-horizontal="false" draw:mirror-vertical="false" svg:viewBox="0 0 21600 21600" draw:type="mso-spt32" draw:enhanced-path="M 0 0 L 21600 21600 N"/></draw:custom-shape></text:p>
      <text:p text:style-name="Subtitle"><text:bookmark text:name="_5amnjv9mhbsx"/><text:span text:style-name="T4">Scope: </text:span></text:p>
      <text:p text:style-name="P1">Botium Toys internal IT audit will assess the following:</text:p>
      <text:list xml:id="list1241012043" text:style-name="WWNum1">
        <text:list-item>
          <text:p text:style-name="P2">Current user permissions set in the following systems: accounting, end point detection, firewalls, intrusion detection system, security information and event management (SIEM) tool.</text:p>
        </text:list-item>
        <text:list-item>
          <text:p text:style-name="P2">Current implemented controls in the following systems: accounting, end point detection, firewalls, intrusion detection system, Security Information and Event Management (SIEM) tool.</text:p>
        </text:list-item>
        <text:list-item>
          <text:p text:style-name="P2">Current procedures and protocols set for the following systems: accounting, end point detection, firewall, intrusion detection system, Security Information and Event Management (SIEM) tool.</text:p>
        </text:list-item>
        <text:list-item>
          <text:p text:style-name="P2">Ensure current user permissions, controls, procedures, and protocols in place align with necessary compliance requirements.</text:p>
        </text:list-item>
        <text:list-item>
          <text:p text:style-name="P2">Ensure current technology is accounted for. Both hardware and system access.</text:p>
        </text:list-item>
      </text:list>
      <text:p text:style-name="Subtitle"><text:bookmark text:name="_17mak1awllyh"/><draw:custom-shape text:anchor-type="as-char" draw:z-index="2" draw:style-name="gr3" draw:text-style-name="P5" svg:width="6.5004in" svg:height="0.0161in"><text:p/><draw:enhanced-geometry draw:mirror-horizontal="false" draw:mirror-vertical="false" svg:viewBox="0 0 21600 21600" draw:type="mso-spt32" draw:enhanced-path="M 0 0 L 21600 21600 N"/></draw:custom-shape><text:span text:style-name="T1"><text:s/></text:span><text:span text:style-name="T2"><text:s/></text:span></text:p>
      <text:p text:style-name="Subtitle"><text:bookmark text:name="_7r1tjwtwsswm"/><text:span text:style-name="T1">Goals:</text:span><text:span text:style-name="T2"> </text:span></text:p>
      <text:p text:style-name="P1">The goals for Botium Toys’ internal IT audit are:</text:p>
      <text:list xml:id="list793925438" text:style-name="WWNum2">
        <text:list-item>
          <text:p text:style-name="P3">To adhere to the National Institute of Standards and Technology Cybersecurity Framework (NIST CSF) </text:p>
        </text:list-item>
        <text:list-item>
          <text:p text:style-name="P3">Establish a better process for their systems to ensure they are compliant </text:p>
        </text:list-item>
        <text:list-item>
          <text:p text:style-name="P3">Fortify system controls</text:p>
        </text:list-item>
        <text:list-item>
          <text:p text:style-name="P3">Implement the concept of least permissions when it comes to user credential management </text:p>
        </text:list-item>
        <text:list-item>
          <text:p text:style-name="P3">Establish their policies and procedures, which includes their playbooks </text:p>
        </text:list-item>
        <text:list-item>
          <text:p text:style-name="P3">Ensure they are meeting compliance requirement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Google Sans" fo:font-family="'Google Sans'"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oogle Sans" fo:font-family="'Google Sans'"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Google Sans" fo:font-family="'Google Sans'" style:font-family-generic="roman" style:font-pitch="variable" fo:font-size="12pt" fo:font-style="italic" style:text-underline-style="solid" style:text-underline-width="auto" style:text-underline-color="font-color" style:font-name-asian="Google Sans1" style:font-family-asian="'Google Sans'" style:font-family-generic-asian="system" style:font-pitch-asian="variable" style:font-size-asian="12pt" style:font-style-asian="italic" style:font-name-complex="Google Sans1" style:font-family-complex="'Google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Ultra_Office/6.2.3.2$Windows_x86 LibreOffice_project/</meta:generator>
    <dc:date>2023-09-08T15:44:59.552000000</dc:date>
    <meta:editing-duration>PT34S</meta:editing-duration>
    <meta:editing-cycles>1</meta:editing-cycles>
    <meta:document-statistic meta:table-count="0" meta:image-count="0" meta:object-count="0" meta:page-count="1" meta:paragraph-count="20" meta:word-count="259" meta:character-count="1810" meta:non-whitespace-character-count="1569"/>
  </office:meta>
</office:document-meta>
</file>